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56in"/>
    </style:style>
    <style:style style:name="co2" style:family="table-column">
      <style:table-column-properties fo:break-before="auto" style:column-width="1.628in"/>
    </style:style>
    <style:style style:name="co3" style:family="table-column">
      <style:table-column-properties fo:break-before="auto" style:column-width="2.2173in"/>
    </style:style>
    <style:style style:name="co4" style:family="table-column">
      <style:table-column-properties fo:break-before="auto" style:column-width="1.6055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 style:data-style-name="N104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ASI pricing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What</text:p>
          </table:table-cell>
          <table:table-cell office:value-type="string">
            <text:p>Qty</text:p>
          </table:table-cell>
          <table:table-cell table:style-name="Default" office:value-type="string">
            <text:p>each</text:p>
          </table:table-cell>
          <table:table-cell office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>
            <text:p>2p header horizontal</text:p>
          </table:table-cell>
          <table:table-cell office:value-type="float" office:value="500">
            <text:p>500</text:p>
          </table:table-cell>
          <table:table-cell office:value-type="currency" office:currency="USD" office:value="0.203">
            <text:p>$0.203</text:p>
          </table:table-cell>
          <table:table-cell table:formula="oooc:=[.C3]*[.B3]" office:value-type="currency" office:currency="USD" office:value="101.5">
            <text:p>$101.500</text:p>
          </table:table-cell>
          <table:table-cell table:number-columns-repeated="3"/>
        </table:table-row>
        <table:table-row table:style-name="ro1">
          <table:table-cell office:value-type="string">
            <text:p>2p plug</text:p>
          </table:table-cell>
          <table:table-cell office:value-type="float" office:value="500">
            <text:p>500</text:p>
          </table:table-cell>
          <table:table-cell office:value-type="currency" office:currency="USD" office:value="0.542">
            <text:p>$0.542</text:p>
          </table:table-cell>
          <table:table-cell table:formula="oooc:=[.C4]*[.B4]" office:value-type="currency" office:currency="USD" office:value="271">
            <text:p>$271.000</text:p>
          </table:table-cell>
          <table:table-cell table:number-columns-repeated="3"/>
        </table:table-row>
        <table:table-row table:style-name="ro1">
          <table:table-cell office:value-type="string">
            <text:p>18p horizontal header</text:p>
          </table:table-cell>
          <table:table-cell office:value-type="float" office:value="500">
            <text:p>500</text:p>
          </table:table-cell>
          <table:table-cell office:value-type="currency" office:currency="USD" office:value="1.83">
            <text:p>$1.830</text:p>
          </table:table-cell>
          <table:table-cell table:formula="oooc:=[.C5]*[.B5]" office:value-type="currency" office:currency="USD" office:value="915">
            <text:p>$915.000</text:p>
          </table:table-cell>
          <table:table-cell table:number-columns-repeated="3"/>
        </table:table-row>
        <table:table-row table:style-name="ro1">
          <table:table-cell office:value-type="string">
            <text:p>18p plug</text:p>
          </table:table-cell>
          <table:table-cell office:value-type="float" office:value="500">
            <text:p>500</text:p>
          </table:table-cell>
          <table:table-cell office:value-type="currency" office:currency="USD" office:value="4.392">
            <text:p>$4.392</text:p>
          </table:table-cell>
          <table:table-cell table:formula="oooc:=[.C6]*[.B6]" office:value-type="currency" office:currency="USD" office:value="2196">
            <text:p>$2,196.000</text:p>
          </table:table-cell>
          <table:table-cell table:number-columns-repeated="3"/>
        </table:table-row>
        <table:table-row table:style-name="ro1">
          <table:table-cell office:value-type="string">
            <text:p>shipping (est)</text:p>
          </table:table-cell>
          <table:table-cell table:number-columns-repeated="2"/>
          <table:table-cell table:style-name="ce3" office:value-type="currency" office:currency="USD" office:value="30">
            <text:p>$30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formula="oooc:=SUM([.D3:.D7])" office:value-type="currency" office:currency="USD" office:value="3513.5">
            <text:p>$3,513.50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Degson pricing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2p header horizontal</text:p>
          </table:table-cell>
          <table:table-cell office:value-type="float" office:value="500">
            <text:p>500</text:p>
          </table:table-cell>
          <table:table-cell office:value-type="currency" office:currency="USD" office:value="0.048">
            <text:p>$0.048</text:p>
          </table:table-cell>
          <table:table-cell table:style-name="ce2" table:formula="oooc:=[.C10]*[.B10]" office:value-type="currency" office:currency="USD" office:value="24">
            <text:p>$24.000</text:p>
          </table:table-cell>
          <table:table-cell table:number-columns-repeated="3"/>
        </table:table-row>
        <table:table-row table:style-name="ro1">
          <table:table-cell office:value-type="string">
            <text:p>2p plug</text:p>
          </table:table-cell>
          <table:table-cell office:value-type="float" office:value="500">
            <text:p>500</text:p>
          </table:table-cell>
          <table:table-cell office:value-type="currency" office:currency="USD" office:value="0.11">
            <text:p>$0.110</text:p>
          </table:table-cell>
          <table:table-cell table:style-name="ce2" table:formula="oooc:=[.C11]*[.B11]" office:value-type="currency" office:currency="USD" office:value="55">
            <text:p>$55.000</text:p>
          </table:table-cell>
          <table:table-cell table:number-columns-repeated="3"/>
        </table:table-row>
        <table:table-row table:style-name="ro1">
          <table:table-cell office:value-type="string">
            <text:p>18p header horizontal</text:p>
          </table:table-cell>
          <table:table-cell office:value-type="float" office:value="500">
            <text:p>500</text:p>
          </table:table-cell>
          <table:table-cell office:value-type="currency" office:currency="USD" office:value="0.432">
            <text:p>$0.432</text:p>
          </table:table-cell>
          <table:table-cell table:style-name="ce2" table:formula="oooc:=[.C12]*[.B12]" office:value-type="currency" office:currency="USD" office:value="216">
            <text:p>$216.000</text:p>
          </table:table-cell>
          <table:table-cell table:number-columns-repeated="3"/>
        </table:table-row>
        <table:table-row table:style-name="ro1">
          <table:table-cell office:value-type="string">
            <text:p>18p plug</text:p>
          </table:table-cell>
          <table:table-cell office:value-type="float" office:value="500">
            <text:p>500</text:p>
          </table:table-cell>
          <table:table-cell office:value-type="currency" office:currency="USD" office:value="0.99">
            <text:p>$0.990</text:p>
          </table:table-cell>
          <table:table-cell table:style-name="ce2" table:formula="oooc:=[.C13]*[.B13]" office:value-type="currency" office:currency="USD" office:value="495">
            <text:p>$495.0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currency" office:currency="USD" office:value="248.43">
            <text:p>$248.430</text:p>
          </table:table-cell>
          <table:table-cell office:value-type="string">
            <text:p>10 lbs(248.43)</text:p>
          </table:table-cell>
          <table:table-cell office:value-type="string">
            <text:p>15 lbs(304.53)</text:p>
          </table:table-cell>
          <table:table-cell office:value-type="string">
            <text:p>20 lbs(365.75)&lt;1 lb (36.64)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2"/>
          <table:table-cell table:style-name="ce2" table:formula="oooc:=SUM([.D10:.D14])" office:value-type="currency" office:currency="USD" office:value="1038.43">
            <text:p>$1,038.43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19">08/19/2008</text:date>, <text:time>20:2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8-12T10:19:24</meta:creation-date>
    <dc:date>2008-08-19T20:25:20</dc:date>
    <meta:editing-cycles>22</meta:editing-cycles>
    <meta:editing-duration>P6DT11H31M25S</meta:editing-duration>
    <meta:user-defined meta:name="Info 1"/>
    <meta:user-defined meta:name="Info 2"/>
    <meta:user-defined meta:name="Info 3"/>
    <meta:user-defined meta:name="Info 4"/>
    <meta:document-statistic meta:table-count="3" meta:cell-count="47"/>
  </office:meta>
</office:document-meta>
</file>